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>
      <style:paragraph-properties fo:margin-left="0cm" fo:margin-right="0cm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se case: <text:span text:style-name="T1">View the board.</text:span></text:h>
      <text:p text:style-name="Text_20_body">Priority (<text:span text:style-name="T2">high</text:span>, mid, low)</text:p>
      <text:p text:style-name="Text_20_body">Participating actors</text:p>
      <text:list xml:id="list1459995366" text:style-name="L1">
        <text:list-item>
          <text:p text:style-name="P1">User</text:p>
        </text:list-item>
      </text:list>
      <text:p text:style-name="P3">Normal flow of events</text:p>
      <text:list xml:id="list1717364663" text:style-name="L2">
        <text:list-item>
          <text:p text:style-name="P2">Interacts with the rotation controls (User)</text:p>
          <text:list>
            <text:list-item>
              <text:p text:style-name="P2">Rotates the 3D view of the game board in the specified amount and direction. (Applicatio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ucidasans1" svg:font-family="Lucidasans"/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10-02-02T18:28:19</meta:creation-date>
    <dc:date>2010-03-23T11:50:23</dc:date>
    <dc:language>en-US</dc:language>
    <meta:editing-cycles>6</meta:editing-cycles>
    <meta:editing-duration>PT00H30M21S</meta:editing-duration>
    <meta:document-statistic meta:table-count="0" meta:image-count="0" meta:object-count="0" meta:page-count="1" meta:paragraph-count="7" meta:word-count="40" meta:character-count="233"/>
    <dc:creator>Jonas Jacobson</dc:creator>
    <meta:user-defined meta:name="Info 1"/>
    <meta:user-defined meta:name="Info 2"/>
    <meta:user-defined meta:name="Info 3"/>
    <meta:user-defined meta:name="Info 4"/>
  </office:meta>
</office:document-meta>
</file>